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representations" table:style-name="ta1">
        <table:table-row>
          <table:table-cell office:value-type="string">
            <text:p>legislature</text:p>
          </table:table-cell>
          <table:table-cell office:value-type="string">
            <text:p>memberId</text:p>
          </table:table-cell>
          <table:table-cell office:value-type="string">
            <text:p>district</text:p>
          </table:table-cell>
          <table:table-cell office:value-type="string">
            <text:p>chamber</text:p>
          </table:table-cell>
          <table:table-cell office:value-type="string">
            <text:p>party</text:p>
          </table:table-cell>
          <table:table-cell office:value-type="string">
            <text:p>city</text:p>
          </table:table-cell>
          <table:table-cell office:value-type="string">
            <text:p>county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71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rinidad</text:p>
          </table:table-cell>
          <table:table-cell office:value-type="string">
            <text:p>Hender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72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81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82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97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70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3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98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03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0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ke Jacks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6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89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65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66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Lake</text:p>
          </table:table-cell>
          <table:table-cell office:value-type="string">
            <text:p>Colorad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96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0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nox City</text:p>
          </table:table-cell>
          <table:table-cell office:value-type="string">
            <text:p>Knox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tascocit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1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3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4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5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19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brey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4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5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6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29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lliday</text:p>
          </table:table-cell>
          <table:table-cell office:value-type="string">
            <text:p>Arche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Galena Park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54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74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2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ilmer</text:p>
          </table:table-cell>
          <table:table-cell office:value-type="string">
            <text:p>Upshu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3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4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7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8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3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1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4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4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ortland</text:p>
          </table:table-cell>
          <table:table-cell office:value-type="string">
            <text:p>San Patrici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2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5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6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untsville</text:p>
          </table:table-cell>
          <table:table-cell office:value-type="string">
            <text:p>Walke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0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79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1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2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3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4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7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mpner</text:p>
          </table:table-cell>
          <table:table-cell office:value-type="string">
            <text:p>Lampas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5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59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62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88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89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67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3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Uvalde</text:p>
          </table:table-cell>
          <table:table-cell office:value-type="string">
            <text:p>Uvald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01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ckdale</text:p>
          </table:table-cell>
          <table:table-cell office:value-type="string">
            <text:p>Milam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7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8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le Center</text:p>
          </table:table-cell>
          <table:table-cell office:value-type="string">
            <text:p>Hal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199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est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0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1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8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1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4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ppell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09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ugustine</text:p>
          </table:table-cell>
          <table:table-cell office:value-type="string">
            <text:p>San Augustin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73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outhlak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6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3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4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6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3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arthage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7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senberg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64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78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okston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80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tesville</text:p>
          </table:table-cell>
          <table:table-cell office:value-type="string">
            <text:p>Coryel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81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5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82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ount Vernon</text:p>
          </table:table-cell>
          <table:table-cell office:value-type="string">
            <text:p>Frankli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7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ount Pleasant</text:p>
          </table:table-cell>
          <table:table-cell office:value-type="string">
            <text:p>Titu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8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navides</text:p>
          </table:table-cell>
          <table:table-cell office:value-type="string">
            <text:p>Duva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29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0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83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84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26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2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enderson</text:p>
          </table:table-cell>
          <table:table-cell office:value-type="string">
            <text:p>Rusk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4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97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abens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5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4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6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39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rlingen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62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lestine</text:p>
          </table:table-cell>
          <table:table-cell office:value-type="string">
            <text:p>Ander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99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2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Kalb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4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00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2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6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Voss</text:p>
          </table:table-cell>
          <table:table-cell office:value-type="string">
            <text:p>Colema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8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y City</text:p>
          </table:table-cell>
          <table:table-cell office:value-type="string">
            <text:p>Matagorda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49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64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1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ins</text:p>
          </table:table-cell>
          <table:table-cell office:value-type="string">
            <text:p>Yoakum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2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3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30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4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5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6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7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59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260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nnie</text:p>
          </table:table-cell>
          <table:table-cell office:value-type="string">
            <text:p>Chamber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71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rinidad</text:p>
          </table:table-cell>
          <table:table-cell office:value-type="string">
            <text:p>Hender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72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81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82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97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53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98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3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0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ke Jacks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89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5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6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Lake</text:p>
          </table:table-cell>
          <table:table-cell office:value-type="string">
            <text:p>Colorad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96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nox City</text:p>
          </table:table-cell>
          <table:table-cell office:value-type="string">
            <text:p>Knox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tascocit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5520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11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13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14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19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brey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4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5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6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1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ivingston</text:p>
          </table:table-cell>
          <table:table-cell office:value-type="string">
            <text:p>Polk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lmview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Galena Park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4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5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2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ilmer</text:p>
          </table:table-cell>
          <table:table-cell office:value-type="string">
            <text:p>Upshu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3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4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7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7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8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3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1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4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4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ortland</text:p>
          </table:table-cell>
          <table:table-cell office:value-type="string">
            <text:p>San Patrici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52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5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50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79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52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1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ris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2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57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mpner</text:p>
          </table:table-cell>
          <table:table-cell office:value-type="string">
            <text:p>Lampas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59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2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8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89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3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Uvalde</text:p>
          </table:table-cell>
          <table:table-cell office:value-type="string">
            <text:p>Uvald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7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8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le Center</text:p>
          </table:table-cell>
          <table:table-cell office:value-type="string">
            <text:p>Hal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3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milton</text:p>
          </table:table-cell>
          <table:table-cell office:value-type="string">
            <text:p>Hamil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199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0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1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8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1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4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ppell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09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ugustine</text:p>
          </table:table-cell>
          <table:table-cell office:value-type="string">
            <text:p>San Augustin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6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3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4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6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8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3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arthage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senberg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4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5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ount Vernon</text:p>
          </table:table-cell>
          <table:table-cell office:value-type="string">
            <text:p>Frankli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7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ount Pleasant</text:p>
          </table:table-cell>
          <table:table-cell office:value-type="string">
            <text:p>Titu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29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0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2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enderson</text:p>
          </table:table-cell>
          <table:table-cell office:value-type="string">
            <text:p>Rusk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3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Diego</text:p>
          </table:table-cell>
          <table:table-cell office:value-type="string">
            <text:p>Duva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4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5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4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39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rlingen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6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62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lestine</text:p>
          </table:table-cell>
          <table:table-cell office:value-type="string">
            <text:p>Ander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2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Kalb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4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2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6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Voss</text:p>
          </table:table-cell>
          <table:table-cell office:value-type="string">
            <text:p>Colema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8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y City</text:p>
          </table:table-cell>
          <table:table-cell office:value-type="string">
            <text:p>Matagord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49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0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1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ins</text:p>
          </table:table-cell>
          <table:table-cell office:value-type="string">
            <text:p>Yoakum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2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3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4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5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6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7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59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260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nnie</text:p>
          </table:table-cell>
          <table:table-cell office:value-type="string">
            <text:p>Chamber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71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rinidad</text:p>
          </table:table-cell>
          <table:table-cell office:value-type="string">
            <text:p>Hender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72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82</text:p>
          </table:table-cell>
          <table:table-cell office:value-type="string">
            <text:p>5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97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3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98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3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0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ke Jacks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1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89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5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6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Lake</text:p>
          </table:table-cell>
          <table:table-cell office:value-type="string">
            <text:p>Colorad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96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nox City</text:p>
          </table:table-cell>
          <table:table-cell office:value-type="string">
            <text:p>Knox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tascocit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14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19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brey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4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5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6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1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ivingston</text:p>
          </table:table-cell>
          <table:table-cell office:value-type="string">
            <text:p>Polk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Galena Park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4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5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6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537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2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ilmer</text:p>
          </table:table-cell>
          <table:table-cell office:value-type="string">
            <text:p>Upshu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3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4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7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8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3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1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4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4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ortland</text:p>
          </table:table-cell>
          <table:table-cell office:value-type="string">
            <text:p>San Patrici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2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5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50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79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52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1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ris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2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3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57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mpner</text:p>
          </table:table-cell>
          <table:table-cell office:value-type="string">
            <text:p>Lampas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59</text:p>
          </table:table-cell>
          <table:table-cell office:value-type="string">
            <text:p>13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7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8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89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3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Uvalde</text:p>
          </table:table-cell>
          <table:table-cell office:value-type="string">
            <text:p>Uvald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4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7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8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le Center</text:p>
          </table:table-cell>
          <table:table-cell office:value-type="string">
            <text:p>Hal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199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0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1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1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4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09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ugustine</text:p>
          </table:table-cell>
          <table:table-cell office:value-type="string">
            <text:p>San Augustin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2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tephenville</text:p>
          </table:table-cell>
          <table:table-cell office:value-type="string">
            <text:p>Erath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6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3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4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6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8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3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senberg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5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ount Vernon</text:p>
          </table:table-cell>
          <table:table-cell office:value-type="string">
            <text:p>Frankli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7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ount Pleasant</text:p>
          </table:table-cell>
          <table:table-cell office:value-type="string">
            <text:p>Titu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29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0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2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enderson</text:p>
          </table:table-cell>
          <table:table-cell office:value-type="string">
            <text:p>Rusk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3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Diego</text:p>
          </table:table-cell>
          <table:table-cell office:value-type="string">
            <text:p>Duval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4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5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4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39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Benito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alestine</text:p>
          </table:table-cell>
          <table:table-cell office:value-type="string">
            <text:p>Ander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2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Kalb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4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2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6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Voss</text:p>
          </table:table-cell>
          <table:table-cell office:value-type="string">
            <text:p>Colema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8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y City</text:p>
          </table:table-cell>
          <table:table-cell office:value-type="string">
            <text:p>Matagorda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49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0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1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ins</text:p>
          </table:table-cell>
          <table:table-cell office:value-type="string">
            <text:p>Yoakum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2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3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4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5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6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7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59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260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nnie</text:p>
          </table:table-cell>
          <table:table-cell office:value-type="string">
            <text:p>Chamber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72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97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0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3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0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03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0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1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7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3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ice</text:p>
          </table:table-cell>
          <table:table-cell office:value-type="string">
            <text:p>Jim Well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8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2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5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6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Lake</text:p>
          </table:table-cell>
          <table:table-cell office:value-type="string">
            <text:p>Colorad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96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tascocit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1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19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brey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8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eenville</text:p>
          </table:table-cell>
          <table:table-cell office:value-type="string">
            <text:p>Hu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flugerville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4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6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1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ivingston</text:p>
          </table:table-cell>
          <table:table-cell office:value-type="string">
            <text:p>Polk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87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1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Pass</text:p>
          </table:table-cell>
          <table:table-cell office:value-type="string">
            <text:p>Maverick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8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33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34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4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38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3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4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7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41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4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45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0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Walle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50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52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1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ris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2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3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57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ampasas</text:p>
          </table:table-cell>
          <table:table-cell office:value-type="string">
            <text:p>Lampas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59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est University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7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88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9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7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8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le Center</text:p>
          </table:table-cell>
          <table:table-cell office:value-type="string">
            <text:p>Hal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199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7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41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4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ppell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09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1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2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tephenville</text:p>
          </table:table-cell>
          <table:table-cell office:value-type="string">
            <text:p>Erath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3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4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6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ewisville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4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5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9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ornill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7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ount Pleasant</text:p>
          </table:table-cell>
          <table:table-cell office:value-type="string">
            <text:p>Titu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0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55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4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39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Benito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alestine</text:p>
          </table:table-cell>
          <table:table-cell office:value-type="string">
            <text:p>Ander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3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2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49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Kalb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49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4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ypress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2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4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5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6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7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7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72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97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0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95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acogdoches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0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03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0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61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7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8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2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66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Lake</text:p>
          </table:table-cell>
          <table:table-cell office:value-type="string">
            <text:p>Colorad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96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20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tascocit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1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19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brey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8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eenville</text:p>
          </table:table-cell>
          <table:table-cell office:value-type="string">
            <text:p>Hu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4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6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9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87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7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0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tlanta</text:p>
          </table:table-cell>
          <table:table-cell office:value-type="string">
            <text:p>Cas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8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2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3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ice</text:p>
          </table:table-cell>
          <table:table-cell office:value-type="string">
            <text:p>Jim Well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33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34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4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38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4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7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41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4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0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Walle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50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52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1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ris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2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3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57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mpner</text:p>
          </table:table-cell>
          <table:table-cell office:value-type="string">
            <text:p>Lampas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2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9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59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est University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7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88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9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tesville</text:p>
          </table:table-cell>
          <table:table-cell office:value-type="string">
            <text:p>Zaval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7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198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ale Center</text:p>
          </table:table-cell>
          <table:table-cell office:value-type="string">
            <text:p>Hal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0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0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41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09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2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tephenville</text:p>
          </table:table-cell>
          <table:table-cell office:value-type="string">
            <text:p>Erath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3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4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6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ewisville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4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senberg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5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2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yton</text:p>
          </table:table-cell>
          <table:table-cell office:value-type="string">
            <text:p>Liberty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4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5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9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0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55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4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39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Benito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alestine</text:p>
          </table:table-cell>
          <table:table-cell office:value-type="string">
            <text:p>Anders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3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2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49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49</text:p>
          </table:table-cell>
          <table:table-cell office:value-type="string">
            <text:p>118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4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607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52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7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0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llee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97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50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9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70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03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0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1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72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3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6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Lake</text:p>
          </table:table-cell>
          <table:table-cell office:value-type="string">
            <text:p>Colorad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96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tascocit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5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1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19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78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eenville</text:p>
          </table:table-cell>
          <table:table-cell office:value-type="string">
            <text:p>Hu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flugerville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aco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6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9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87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7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6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0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tlanta</text:p>
          </table:table-cell>
          <table:table-cell office:value-type="string">
            <text:p>Cas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4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8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2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3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ice</text:p>
          </table:table-cell>
          <table:table-cell office:value-type="string">
            <text:p>Jim Well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34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4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7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5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6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4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4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rosbyton</text:p>
          </table:table-cell>
          <table:table-cell office:value-type="string">
            <text:p>Crosb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0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50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52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81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ris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83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outhside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9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59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est University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1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tesville</text:p>
          </table:table-cell>
          <table:table-cell office:value-type="string">
            <text:p>Zaval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197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8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nnyval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0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elotes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61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3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lverde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3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09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2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2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tephenville</text:p>
          </table:table-cell>
          <table:table-cell office:value-type="string">
            <text:p>Erath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4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6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4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8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senberg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5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yton</text:p>
          </table:table-cell>
          <table:table-cell office:value-type="string">
            <text:p>Libert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9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7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4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46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5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9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ornill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55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58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3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2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49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49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74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37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07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52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Gregor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0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llee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8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9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70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05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6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61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72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6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3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96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0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07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umbl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5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2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78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eenville</text:p>
          </table:table-cell>
          <table:table-cell office:value-type="string">
            <text:p>Hu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7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hilton</text:p>
          </table:table-cell>
          <table:table-cell office:value-type="string">
            <text:p>Fall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4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6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9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7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6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7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lmview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Llan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0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tlanta</text:p>
          </table:table-cell>
          <table:table-cell office:value-type="string">
            <text:p>Cas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8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8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2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3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ice</text:p>
          </table:table-cell>
          <table:table-cell office:value-type="string">
            <text:p>Jim Well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7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uriceville</text:p>
          </table:table-cell>
          <table:table-cell office:value-type="string">
            <text:p>Orang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5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6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4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4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rosbyton</text:p>
          </table:table-cell>
          <table:table-cell office:value-type="string">
            <text:p>Crosb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50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52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81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aris</text:p>
          </table:table-cell>
          <table:table-cell office:value-type="string">
            <text:p>Lam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83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outhside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58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85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9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86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5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1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tesville</text:p>
          </table:table-cell>
          <table:table-cell office:value-type="string">
            <text:p>Zaval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4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exington</text:p>
          </table:table-cell>
          <table:table-cell office:value-type="string">
            <text:p>Le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197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714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9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0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1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7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3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2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07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09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11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4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9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12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tephenville</text:p>
          </table:table-cell>
          <table:table-cell office:value-type="string">
            <text:p>Erath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22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5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2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yton</text:p>
          </table:table-cell>
          <table:table-cell office:value-type="string">
            <text:p>Libert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9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7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5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54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46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59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ornill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6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outh Padre Island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55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ripping Springs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8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3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3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41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umas</text:p>
          </table:table-cell>
          <table:table-cell office:value-type="string">
            <text:p>Moor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49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5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8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62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urles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49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37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07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71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55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0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eville</text:p>
          </table:table-cell>
          <table:table-cell office:value-type="string">
            <text:p>Be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0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40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llee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0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ville</text:p>
          </table:table-cell>
          <table:table-cell office:value-type="string">
            <text:p>Le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99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8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70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08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1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esquit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66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0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mo</text:p>
          </table:table-cell>
          <table:table-cell office:value-type="string">
            <text:p>Hopkin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61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3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72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90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mpa</text:p>
          </table:table-cell>
          <table:table-cell office:value-type="string">
            <text:p>Gray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64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nter</text:p>
          </table:table-cell>
          <table:table-cell office:value-type="string">
            <text:p>Shelby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25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52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78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eenville</text:p>
          </table:table-cell>
          <table:table-cell office:value-type="string">
            <text:p>Hu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2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flugerville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46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36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67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Llan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30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lpine</text:p>
          </table:table-cell>
          <table:table-cell office:value-type="string">
            <text:p>Brewste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1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2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2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47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mberton</text:p>
          </table:table-cell>
          <table:table-cell office:value-type="string">
            <text:p>Hardi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78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ernon</text:p>
          </table:table-cell>
          <table:table-cell office:value-type="string">
            <text:p>Wilbarge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35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6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4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50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52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83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55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8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umbl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outhside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58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3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 Port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9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41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tesville</text:p>
          </table:table-cell>
          <table:table-cell office:value-type="string">
            <text:p>Zavala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54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exington</text:p>
          </table:table-cell>
          <table:table-cell office:value-type="string">
            <text:p>Le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197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4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6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inview</text:p>
          </table:table-cell>
          <table:table-cell office:value-type="string">
            <text:p>Hal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9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9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xarkana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8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69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61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2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2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03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ardso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23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4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2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32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59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12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tephenville</text:p>
          </table:table-cell>
          <table:table-cell office:value-type="string">
            <text:p>Erath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1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34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8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5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yton</text:p>
          </table:table-cell>
          <table:table-cell office:value-type="string">
            <text:p>Liberty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29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47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56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54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5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7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59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Tornill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16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6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ouri Ci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7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5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9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2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709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58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63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3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37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ules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40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3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49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5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8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45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ller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49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07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71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55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47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84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illister</text:p>
          </table:table-cell>
          <table:table-cell office:value-type="string">
            <text:p>Tyler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258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94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icewood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7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40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llee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4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gnolia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8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1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70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1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nnyval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10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66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61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0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6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0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outhlak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39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13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7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acogdoches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8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5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25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7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dar Par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68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52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78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eenville</text:p>
          </table:table-cell>
          <table:table-cell office:value-type="string">
            <text:p>Hu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flugerville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0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ersey Villag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1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sco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36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0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67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9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Llan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3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6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9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2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lint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03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2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1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45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35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6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50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49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errville</text:p>
          </table:table-cell>
          <table:table-cell office:value-type="string">
            <text:p>Ker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8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umbl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Southside Plac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58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3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6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8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4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nadian</text:p>
          </table:table-cell>
          <table:table-cell office:value-type="string">
            <text:p>Hemphi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41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atesville</text:p>
          </table:table-cell>
          <table:table-cell office:value-type="string">
            <text:p>Zaval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54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exington</text:p>
          </table:table-cell>
          <table:table-cell office:value-type="string">
            <text:p>Le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195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7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14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9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9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xarkana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2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61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5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2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2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89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32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2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59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6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1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34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1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Pass</text:p>
          </table:table-cell>
          <table:table-cell office:value-type="string">
            <text:p>Maverick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05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urleson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yton</text:p>
          </table:table-cell>
          <table:table-cell office:value-type="string">
            <text:p>Liberty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6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rshall</text:p>
          </table:table-cell>
          <table:table-cell office:value-type="string">
            <text:p>Harri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29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47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56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8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05</text:p>
          </table:table-cell>
          <table:table-cell office:value-type="string">
            <text:p>8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24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07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16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4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ppell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6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ouri Ci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31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derland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7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6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2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0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5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5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09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8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tesville</text:p>
          </table:table-cell>
          <table:table-cell office:value-type="string">
            <text:p>Corye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58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1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ewisville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3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3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uenster</text:p>
          </table:table-cell>
          <table:table-cell office:value-type="string">
            <text:p>Cook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3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harton</text:p>
          </table:table-cell>
          <table:table-cell office:value-type="string">
            <text:p>Whar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46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dford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03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49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5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3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29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62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rand Prairi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34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sc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49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71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84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illister</text:p>
          </table:table-cell>
          <table:table-cell office:value-type="string">
            <text:p>Tyler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94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icewood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759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0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10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7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40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llee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4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gnolia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4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8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6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1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1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nnyval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4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leburne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8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5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olleyvill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66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0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6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0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outhlak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7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acogdoches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8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25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67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n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2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ckhart</text:p>
          </table:table-cell>
          <table:table-cell office:value-type="string">
            <text:p>Caldwe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7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dar Par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flugerville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ersey Villag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90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1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1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sco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36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0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67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9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46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rseshoe Bay</text:p>
          </table:table-cell>
          <table:table-cell office:value-type="string">
            <text:p>Llan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8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4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9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2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lint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1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3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Edgewood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45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35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8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umbl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6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44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58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3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5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8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91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astland</text:p>
          </table:table-cell>
          <table:table-cell office:value-type="string">
            <text:p>Eastlan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8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4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nadian</text:p>
          </table:table-cell>
          <table:table-cell office:value-type="string">
            <text:p>Hemphi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41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Uvalde</text:p>
          </table:table-cell>
          <table:table-cell office:value-type="string">
            <text:p>Uvald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54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exington</text:p>
          </table:table-cell>
          <table:table-cell office:value-type="string">
            <text:p>Le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195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1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7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14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7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9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2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lle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5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2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4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2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08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10</text:p>
          </table:table-cell>
          <table:table-cell office:value-type="string">
            <text:p>12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9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2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32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2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59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Coma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3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6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1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34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2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unction</text:p>
          </table:table-cell>
          <table:table-cell office:value-type="string">
            <text:p>Kimbl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17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1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Pass</text:p>
          </table:table-cell>
          <table:table-cell office:value-type="string">
            <text:p>Maverick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yton</text:p>
          </table:table-cell>
          <table:table-cell office:value-type="string">
            <text:p>Liberty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6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rshall</text:p>
          </table:table-cell>
          <table:table-cell office:value-type="string">
            <text:p>Harri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5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7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sadena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05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0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07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16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86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ouri Ci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38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omball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3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87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6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9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2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0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5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6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1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ldwell</text:p>
          </table:table-cell>
          <table:table-cell office:value-type="string">
            <text:p>Burle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85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5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09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8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tesville</text:p>
          </table:table-cell>
          <table:table-cell office:value-type="string">
            <text:p>Corye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1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83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73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aytow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8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ufman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23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uenster</text:p>
          </table:table-cell>
          <table:table-cell office:value-type="string">
            <text:p>Cook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3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harton</text:p>
          </table:table-cell>
          <table:table-cell office:value-type="string">
            <text:p>Whar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46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dford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49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5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3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96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80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62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rand Prairi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34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sc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47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49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64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7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oston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25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71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84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illister</text:p>
          </table:table-cell>
          <table:table-cell office:value-type="string">
            <text:p>Tyler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73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lto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94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icewood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69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759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73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70</text:p>
          </table:table-cell>
          <table:table-cell office:value-type="string">
            <text:p>14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10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d Prairi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6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7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pherd</text:p>
          </table:table-cell>
          <table:table-cell office:value-type="string">
            <text:p>San Jacint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4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gnolia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4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7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edericksburg</text:p>
          </table:table-cell>
          <table:table-cell office:value-type="string">
            <text:p>Gillespi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78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6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nglet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1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9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keway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1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nnyvale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4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leburne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8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5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olleyvill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66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8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er Park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0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6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0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outhlak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7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acogdoches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8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4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sicana</text:p>
          </table:table-cell>
          <table:table-cell office:value-type="string">
            <text:p>Navarr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5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0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lleen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25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2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ckhart</text:p>
          </table:table-cell>
          <table:table-cell office:value-type="string">
            <text:p>Caldwe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7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edar Par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8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22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Pflugerville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27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ersey Villag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2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1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lveston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1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sco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22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easanton</text:p>
          </table:table-cell>
          <table:table-cell office:value-type="string">
            <text:p>Atascos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9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8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6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31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9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6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2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lint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82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rrell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1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3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Edgewood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45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3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ount Pleasant</text:p>
          </table:table-cell>
          <table:table-cell office:value-type="string">
            <text:p>Titu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9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8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eath</text:p>
          </table:table-cell>
          <table:table-cell office:value-type="string">
            <text:p>Rockwa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8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umbl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6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44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58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3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ustin</text:p>
          </table:table-cell>
          <table:table-cell office:value-type="string">
            <text:p>Hay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7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5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8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8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he Woodlands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4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nadian</text:p>
          </table:table-cell>
          <table:table-cell office:value-type="string">
            <text:p>Hemphi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Uvalde</text:p>
          </table:table-cell>
          <table:table-cell office:value-type="string">
            <text:p>Uvald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195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1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7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aslet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14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2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7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4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9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62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rker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2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lle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21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ola</text:p>
          </table:table-cell>
          <table:table-cell office:value-type="string">
            <text:p>Grime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5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2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10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9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ontgomery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2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32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2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3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6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1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34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2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unction</text:p>
          </table:table-cell>
          <table:table-cell office:value-type="string">
            <text:p>Kimbl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3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1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Pass</text:p>
          </table:table-cell>
          <table:table-cell office:value-type="string">
            <text:p>Maverick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21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2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ypress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5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6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rshall</text:p>
          </table:table-cell>
          <table:table-cell office:value-type="string">
            <text:p>Harri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5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8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05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0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8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rman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07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16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86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ouri Ci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3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7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87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6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9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2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0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5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6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91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ldwell</text:p>
          </table:table-cell>
          <table:table-cell office:value-type="string">
            <text:p>Burle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85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75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8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tesville</text:p>
          </table:table-cell>
          <table:table-cell office:value-type="string">
            <text:p>Corye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397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1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3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 Alstyne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23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uenster</text:p>
          </table:table-cell>
          <table:table-cell office:value-type="string">
            <text:p>Cook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3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harton</text:p>
          </table:table-cell>
          <table:table-cell office:value-type="string">
            <text:p>Whar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46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dford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15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1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ger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0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31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49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75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9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33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80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62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rand Prairi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249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05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7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oston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71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84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illister</text:p>
          </table:table-cell>
          <table:table-cell office:value-type="string">
            <text:p>Tyler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811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rble Falls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94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icewood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69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759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11</text:p>
          </table:table-cell>
          <table:table-cell office:value-type="string">
            <text:p>1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6</text:p>
          </table:table-cell>
          <table:table-cell office:value-type="string">
            <text:p>1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70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08</text:p>
          </table:table-cell>
          <table:table-cell office:value-type="string">
            <text:p>10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04</text:p>
          </table:table-cell>
          <table:table-cell office:value-type="string">
            <text:p>5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rena</text:p>
          </table:table-cell>
          <table:table-cell office:value-type="string">
            <text:p>McLenna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7</text:p>
          </table:table-cell>
          <table:table-cell office:value-type="string">
            <text:p>5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fkin</text:p>
          </table:table-cell>
          <table:table-cell office:value-type="string">
            <text:p>Angelina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7</text:p>
          </table:table-cell>
          <table:table-cell office:value-type="string">
            <text:p>1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hepherd</text:p>
          </table:table-cell>
          <table:table-cell office:value-type="string">
            <text:p>San Jacint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4</text:p>
          </table:table-cell>
          <table:table-cell office:value-type="string">
            <text:p>6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arrollton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4</text:p>
          </table:table-cell>
          <table:table-cell office:value-type="string">
            <text:p>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gnolia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3</text:p>
          </table:table-cell>
          <table:table-cell office:value-type="string">
            <text:p>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ney</text:p>
          </table:table-cell>
          <table:table-cell office:value-type="string">
            <text:p>Kaufma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0</text:p>
          </table:table-cell>
          <table:table-cell office:value-type="string">
            <text:p>12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64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7</text:p>
          </table:table-cell>
          <table:table-cell office:value-type="string">
            <text:p>7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edericksburg</text:p>
          </table:table-cell>
          <table:table-cell office:value-type="string">
            <text:p>Gillespi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78</text:p>
          </table:table-cell>
          <table:table-cell office:value-type="string">
            <text:p>2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6</text:p>
          </table:table-cell>
          <table:table-cell office:value-type="string">
            <text:p>7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76</text:p>
          </table:table-cell>
          <table:table-cell office:value-type="string">
            <text:p>13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01</text:p>
          </table:table-cell>
          <table:table-cell office:value-type="string">
            <text:p>2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ake Jackson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1</text:p>
          </table:table-cell>
          <table:table-cell office:value-type="string">
            <text:p>2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1</text:p>
          </table:table-cell>
          <table:table-cell office:value-type="string">
            <text:p>11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wlett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9</text:p>
          </table:table-cell>
          <table:table-cell office:value-type="string">
            <text:p>2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akeway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2</text:p>
          </table:table-cell>
          <table:table-cell office:value-type="string">
            <text:p>5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lado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1</text:p>
          </table:table-cell>
          <table:table-cell office:value-type="string">
            <text:p>1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4</text:p>
          </table:table-cell>
          <table:table-cell office:value-type="string">
            <text:p>5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leburne</text:p>
          </table:table-cell>
          <table:table-cell office:value-type="string">
            <text:p>John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8</text:p>
          </table:table-cell>
          <table:table-cell office:value-type="string">
            <text:p>8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66</text:p>
          </table:table-cell>
          <table:table-cell office:value-type="string">
            <text:p>1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rland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08</text:p>
          </table:table-cell>
          <table:table-cell office:value-type="string">
            <text:p>1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eer Park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9</text:p>
          </table:table-cell>
          <table:table-cell office:value-type="string">
            <text:p>13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Katy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0</text:p>
          </table:table-cell>
          <table:table-cell office:value-type="string">
            <text:p>2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ew Braunfels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6</text:p>
          </table:table-cell>
          <table:table-cell office:value-type="string">
            <text:p>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dinburg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0</text:p>
          </table:table-cell>
          <table:table-cell office:value-type="string">
            <text:p>9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outhlak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7</text:p>
          </table:table-cell>
          <table:table-cell office:value-type="string">
            <text:p>1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acogdoches</text:p>
          </table:table-cell>
          <table:table-cell office:value-type="string">
            <text:p>Nacogdoche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9</text:p>
          </table:table-cell>
          <table:table-cell office:value-type="string">
            <text:p>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92</text:p>
          </table:table-cell>
          <table:table-cell office:value-type="string">
            <text:p>1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8</text:p>
          </table:table-cell>
          <table:table-cell office:value-type="string">
            <text:p>9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5</text:p>
          </table:table-cell>
          <table:table-cell office:value-type="string">
            <text:p>11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09</text:p>
          </table:table-cell>
          <table:table-cell office:value-type="string">
            <text:p>8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idland</text:p>
          </table:table-cell>
          <table:table-cell office:value-type="string">
            <text:p>Midlan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25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2</text:p>
          </table:table-cell>
          <table:table-cell office:value-type="string">
            <text:p>1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ckhart</text:p>
          </table:table-cell>
          <table:table-cell office:value-type="string">
            <text:p>Caldwe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42</text:p>
          </table:table-cell>
          <table:table-cell office:value-type="string">
            <text:p>7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gelo</text:p>
          </table:table-cell>
          <table:table-cell office:value-type="string">
            <text:p>Tom Gree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95</text:p>
          </table:table-cell>
          <table:table-cell office:value-type="string">
            <text:p>13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16</text:p>
          </table:table-cell>
          <table:table-cell office:value-type="string">
            <text:p>11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8</text:p>
          </table:table-cell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ongview</text:p>
          </table:table-cell>
          <table:table-cell office:value-type="string">
            <text:p>Gregg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69</text:p>
          </table:table-cell>
          <table:table-cell office:value-type="string">
            <text:p>2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7</text:p>
          </table:table-cell>
          <table:table-cell office:value-type="string">
            <text:p>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23</text:p>
          </table:table-cell>
          <table:table-cell office:value-type="string">
            <text:p>1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5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8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1</text:p>
          </table:table-cell>
          <table:table-cell office:value-type="string">
            <text:p>30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rosper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28</text:p>
          </table:table-cell>
          <table:table-cell office:value-type="string">
            <text:p>1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2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2</text:p>
          </table:table-cell>
          <table:table-cell office:value-type="string">
            <text:p>1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Pleasanton</text:p>
          </table:table-cell>
          <table:table-cell office:value-type="string">
            <text:p>Atascosa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43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9</text:p>
          </table:table-cell>
          <table:table-cell office:value-type="string">
            <text:p>6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ichita Falls</text:p>
          </table:table-cell>
          <table:table-cell office:value-type="string">
            <text:p>Wichita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81</text:p>
          </table:table-cell>
          <table:table-cell office:value-type="string">
            <text:p>8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6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osenberg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76</text:p>
          </table:table-cell>
          <table:table-cell office:value-type="string">
            <text:p>9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06</text:p>
          </table:table-cell>
          <table:table-cell office:value-type="string">
            <text:p>12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9</text:p>
          </table:table-cell>
          <table:table-cell office:value-type="string">
            <text:p>9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7</text:p>
          </table:table-cell>
          <table:table-cell office:value-type="string">
            <text:p>10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2</text:p>
          </table:table-cell>
          <table:table-cell office:value-type="string">
            <text:p>7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Clint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0</text:p>
          </table:table-cell>
          <table:table-cell office:value-type="string">
            <text:p>4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19</text:p>
          </table:table-cell>
          <table:table-cell office:value-type="string">
            <text:p>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52</text:p>
          </table:table-cell>
          <table:table-cell office:value-type="string">
            <text:p>3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o Grande City</text:p>
          </table:table-cell>
          <table:table-cell office:value-type="string">
            <text:p>Star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51</text:p>
          </table:table-cell>
          <table:table-cell office:value-type="string">
            <text:p>11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63</text:p>
          </table:table-cell>
          <table:table-cell office:value-type="string">
            <text:p>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Edgewood</text:p>
          </table:table-cell>
          <table:table-cell office:value-type="string">
            <text:p>Van Zand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45</text:p>
          </table:table-cell>
          <table:table-cell office:value-type="string">
            <text:p>9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North Richland Hills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8</text:p>
          </table:table-cell>
          <table:table-cell office:value-type="string">
            <text:p>1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5</text:p>
          </table:table-cell>
          <table:table-cell office:value-type="string">
            <text:p>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alestine</text:p>
          </table:table-cell>
          <table:table-cell office:value-type="string">
            <text:p>Ander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3</text:p>
          </table:table-cell>
          <table:table-cell office:value-type="string">
            <text:p>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ount Pleasant</text:p>
          </table:table-cell>
          <table:table-cell office:value-type="string">
            <text:p>Titu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16</text:p>
          </table:table-cell>
          <table:table-cell office:value-type="string">
            <text:p>143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12</text:p>
          </table:table-cell>
          <table:table-cell office:value-type="string">
            <text:p>3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bstown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9</text:p>
          </table:table-cell>
          <table:table-cell office:value-type="string">
            <text:p>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79</text:p>
          </table:table-cell>
          <table:table-cell office:value-type="string">
            <text:p>2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McAlle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8</text:p>
          </table:table-cell>
          <table:table-cell office:value-type="string">
            <text:p>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eath</text:p>
          </table:table-cell>
          <table:table-cell office:value-type="string">
            <text:p>Rockwa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18</text:p>
          </table:table-cell>
          <table:table-cell office:value-type="string">
            <text:p>4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98</text:p>
          </table:table-cell>
          <table:table-cell office:value-type="string">
            <text:p>12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umble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73</text:p>
          </table:table-cell>
          <table:table-cell office:value-type="string">
            <text:p>17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44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ineola</text:p>
          </table:table-cell>
          <table:table-cell office:value-type="string">
            <text:p>Woo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58</text:p>
          </table:table-cell>
          <table:table-cell office:value-type="string">
            <text:p>3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rpus Christi</text:p>
          </table:table-cell>
          <table:table-cell office:value-type="string">
            <text:p>Nuece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62</text:p>
          </table:table-cell>
          <table:table-cell office:value-type="string">
            <text:p>5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77</text:p>
          </table:table-cell>
          <table:table-cell office:value-type="string">
            <text:p>10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5</text:p>
          </table:table-cell>
          <table:table-cell office:value-type="string">
            <text:p>1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4</text:p>
          </table:table-cell>
          <table:table-cell office:value-type="string">
            <text:p>11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armers Branch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2</text:p>
          </table:table-cell>
          <table:table-cell office:value-type="string">
            <text:p>1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8</text:p>
          </table:table-cell>
          <table:table-cell office:value-type="string">
            <text:p>1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llege Statio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4</text:p>
          </table:table-cell>
          <table:table-cell office:value-type="string">
            <text:p>8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anadian</text:p>
          </table:table-cell>
          <table:table-cell office:value-type="string">
            <text:p>Hemphi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92</text:p>
          </table:table-cell>
          <table:table-cell office:value-type="string">
            <text:p>6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eatherford</text:p>
          </table:table-cell>
          <table:table-cell office:value-type="string">
            <text:p>Parke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Uvalde</text:p>
          </table:table-cell>
          <table:table-cell office:value-type="string">
            <text:p>Uvald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5</text:p>
          </table:table-cell>
          <table:table-cell office:value-type="string">
            <text:p>9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195</text:p>
          </table:table-cell>
          <table:table-cell office:value-type="string">
            <text:p>1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Brenham</text:p>
          </table:table-cell>
          <table:table-cell office:value-type="string">
            <text:p>Washing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7</text:p>
          </table:table-cell>
          <table:table-cell office:value-type="string">
            <text:p>9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aslet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14</text:p>
          </table:table-cell>
          <table:table-cell office:value-type="string">
            <text:p>4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eguin</text:p>
          </table:table-cell>
          <table:table-cell office:value-type="string">
            <text:p>Guadalup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02</text:p>
          </table:table-cell>
          <table:table-cell office:value-type="string">
            <text:p>7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bilene</text:p>
          </table:table-cell>
          <table:table-cell office:value-type="string">
            <text:p>Taylo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7</text:p>
          </table:table-cell>
          <table:table-cell office:value-type="string">
            <text:p>8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Odessa</text:p>
          </table:table-cell>
          <table:table-cell office:value-type="string">
            <text:p>Ecto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4</text:p>
          </table:table-cell>
          <table:table-cell office:value-type="string">
            <text:p>6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bury</text:p>
          </table:table-cell>
          <table:table-cell office:value-type="string">
            <text:p>Hoo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99</text:p>
          </table:table-cell>
          <table:table-cell office:value-type="string">
            <text:p>12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2</text:p>
          </table:table-cell>
          <table:table-cell office:value-type="string">
            <text:p>6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llen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1</text:p>
          </table:table-cell>
          <table:table-cell office:value-type="string">
            <text:p>1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Iola</text:p>
          </table:table-cell>
          <table:table-cell office:value-type="string">
            <text:p>Grime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5</text:p>
          </table:table-cell>
          <table:table-cell office:value-type="string">
            <text:p>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4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92</text:p>
          </table:table-cell>
          <table:table-cell office:value-type="string">
            <text:p>4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Kingsville</text:p>
          </table:table-cell>
          <table:table-cell office:value-type="string">
            <text:p>Kleberg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28</text:p>
          </table:table-cell>
          <table:table-cell office:value-type="string">
            <text:p>3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rownsville</text:p>
          </table:table-cell>
          <table:table-cell office:value-type="string">
            <text:p>Camer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01</text:p>
          </table:table-cell>
          <table:table-cell office:value-type="string">
            <text:p>3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Weslaco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05</text:p>
          </table:table-cell>
          <table:table-cell office:value-type="string">
            <text:p>11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10</text:p>
          </table:table-cell>
          <table:table-cell office:value-type="string">
            <text:p>26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89</text:p>
          </table:table-cell>
          <table:table-cell office:value-type="string">
            <text:p>1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ontgomery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82</text:p>
          </table:table-cell>
          <table:table-cell office:value-type="string">
            <text:p>10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8</text:p>
          </table:table-cell>
          <table:table-cell office:value-type="string">
            <text:p>10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Irving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6</text:p>
          </table:table-cell>
          <table:table-cell office:value-type="string">
            <text:p>2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llisville</text:p>
          </table:table-cell>
          <table:table-cell office:value-type="string">
            <text:p>Chamber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32</text:p>
          </table:table-cell>
          <table:table-cell office:value-type="string">
            <text:p>1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2</text:p>
          </table:table-cell>
          <table:table-cell office:value-type="string">
            <text:p>2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ugar La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93</text:p>
          </table:table-cell>
          <table:table-cell office:value-type="string">
            <text:p>12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60</text:p>
          </table:table-cell>
          <table:table-cell office:value-type="string">
            <text:p>7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3</text:p>
          </table:table-cell>
          <table:table-cell office:value-type="string">
            <text:p>1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15</text:p>
          </table:table-cell>
          <table:table-cell office:value-type="string">
            <text:p>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ictoria</text:p>
          </table:table-cell>
          <table:table-cell office:value-type="string">
            <text:p>Victoria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91</text:p>
          </table:table-cell>
          <table:table-cell office:value-type="string">
            <text:p>3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ion</text:p>
          </table:table-cell>
          <table:table-cell office:value-type="string">
            <text:p>Hidalg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34</text:p>
          </table:table-cell>
          <table:table-cell office:value-type="string">
            <text:p>13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2</text:p>
          </table:table-cell>
          <table:table-cell office:value-type="string">
            <text:p>5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Junction</text:p>
          </table:table-cell>
          <table:table-cell office:value-type="string">
            <text:p>Kimbl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03</text:p>
          </table:table-cell>
          <table:table-cell office:value-type="string">
            <text:p>10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33</text:p>
          </table:table-cell>
          <table:table-cell office:value-type="string">
            <text:p>12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1</text:p>
          </table:table-cell>
          <table:table-cell office:value-type="string">
            <text:p>7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agle Pass</text:p>
          </table:table-cell>
          <table:table-cell office:value-type="string">
            <text:p>Maverick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31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Jacksonville</text:p>
          </table:table-cell>
          <table:table-cell office:value-type="string">
            <text:p>Cheroke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5</text:p>
          </table:table-cell>
          <table:table-cell office:value-type="string">
            <text:p>8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Lucas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2</text:p>
          </table:table-cell>
          <table:table-cell office:value-type="string">
            <text:p>13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ypress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5</text:p>
          </table:table-cell>
          <table:table-cell office:value-type="string">
            <text:p>7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5</text:p>
          </table:table-cell>
          <table:table-cell office:value-type="string">
            <text:p>118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6</text:p>
          </table:table-cell>
          <table:table-cell office:value-type="string">
            <text:p>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arshall</text:p>
          </table:table-cell>
          <table:table-cell office:value-type="string">
            <text:p>Harri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30</text:p>
          </table:table-cell>
          <table:table-cell office:value-type="string">
            <text:p>63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lower Mound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9</text:p>
          </table:table-cell>
          <table:table-cell office:value-type="string">
            <text:p>10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Frisco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85</text:p>
          </table:table-cell>
          <table:table-cell office:value-type="string">
            <text:p>1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7</text:p>
          </table:table-cell>
          <table:table-cell office:value-type="string">
            <text:p>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8</text:p>
          </table:table-cell>
          <table:table-cell office:value-type="string">
            <text:p>14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05</text:p>
          </table:table-cell>
          <table:table-cell office:value-type="string">
            <text:p>28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Lubbock</text:p>
          </table:table-cell>
          <table:table-cell office:value-type="string">
            <text:p>Lubbock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0</text:p>
          </table:table-cell>
          <table:table-cell office:value-type="string">
            <text:p>2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aumont</text:p>
          </table:table-cell>
          <table:table-cell office:value-type="string">
            <text:p>Jeffer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23</text:p>
          </table:table-cell>
          <table:table-cell office:value-type="string">
            <text:p>7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4</text:p>
          </table:table-cell>
          <table:table-cell office:value-type="string">
            <text:p>10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Burles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07</text:p>
          </table:table-cell>
          <table:table-cell office:value-type="string">
            <text:p>87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Potte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6</text:p>
          </table:table-cell>
          <table:table-cell office:value-type="string">
            <text:p>10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ichardson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16</text:p>
          </table:table-cell>
          <table:table-cell office:value-type="string">
            <text:p>1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ryan</text:p>
          </table:table-cell>
          <table:table-cell office:value-type="string">
            <text:p>Brazo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28</text:p>
          </table:table-cell>
          <table:table-cell office:value-type="string">
            <text:p>4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86</text:p>
          </table:table-cell>
          <table:table-cell office:value-type="string">
            <text:p>2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ssouri City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66</text:p>
          </table:table-cell>
          <table:table-cell office:value-type="string">
            <text:p>5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87</text:p>
          </table:table-cell>
          <table:table-cell office:value-type="string">
            <text:p>29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El Paso</text:p>
          </table:table-cell>
          <table:table-cell office:value-type="string">
            <text:p>El Paso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6</text:p>
          </table:table-cell>
          <table:table-cell office:value-type="string">
            <text:p>12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San Antonio</text:p>
          </table:table-cell>
          <table:table-cell office:value-type="string">
            <text:p>Bexa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9</text:p>
          </table:table-cell>
          <table:table-cell office:value-type="string">
            <text:p>9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ort Worth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2</text:p>
          </table:table-cell>
          <table:table-cell office:value-type="string">
            <text:p>11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50</text:p>
          </table:table-cell>
          <table:table-cell office:value-type="string">
            <text:p>13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0</text:p>
          </table:table-cell>
          <table:table-cell office:value-type="string">
            <text:p>7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cKinney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5</text:p>
          </table:table-cell>
          <table:table-cell office:value-type="string">
            <text:p>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yler</text:p>
          </table:table-cell>
          <table:table-cell office:value-type="string">
            <text:p>Smith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85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Georgetown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89</text:p>
          </table:table-cell>
          <table:table-cell office:value-type="string">
            <text:p>3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75</text:p>
          </table:table-cell>
          <table:table-cell office:value-type="string">
            <text:p>6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lano</text:p>
          </table:table-cell>
          <table:table-cell office:value-type="string">
            <text:p>Colli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8</text:p>
          </table:table-cell>
          <table:table-cell office:value-type="string">
            <text:p>5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atesville</text:p>
          </table:table-cell>
          <table:table-cell office:value-type="string">
            <text:p>Corye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0</text:p>
          </table:table-cell>
          <table:table-cell office:value-type="string">
            <text:p>10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eSoto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397</text:p>
          </table:table-cell>
          <table:table-cell office:value-type="string">
            <text:p>5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Temple</text:p>
          </table:table-cell>
          <table:table-cell office:value-type="string">
            <text:p>Be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3</text:p>
          </table:table-cell>
          <table:table-cell office:value-type="string">
            <text:p>6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Van Alstyne</text:p>
          </table:table-cell>
          <table:table-cell office:value-type="string">
            <text:p>Gray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38</text:p>
          </table:table-cell>
          <table:table-cell office:value-type="string">
            <text:p>8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marillo</text:p>
          </table:table-cell>
          <table:table-cell office:value-type="string">
            <text:p>Randa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3</text:p>
          </table:table-cell>
          <table:table-cell office:value-type="string">
            <text:p>6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Muenster</text:p>
          </table:table-cell>
          <table:table-cell office:value-type="string">
            <text:p>Cook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3</text:p>
          </table:table-cell>
          <table:table-cell office:value-type="string">
            <text:p>8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harton</text:p>
          </table:table-cell>
          <table:table-cell office:value-type="string">
            <text:p>Whar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46</text:p>
          </table:table-cell>
          <table:table-cell office:value-type="string">
            <text:p>92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Bedford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01</text:p>
          </table:table-cell>
          <table:table-cell office:value-type="string">
            <text:p>6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anger</text:p>
          </table:table-cell>
          <table:table-cell office:value-type="string">
            <text:p>Den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0</text:p>
          </table:table-cell>
          <table:table-cell office:value-type="string">
            <text:p>15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Spring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31</text:p>
          </table:table-cell>
          <table:table-cell office:value-type="string">
            <text:p>52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Round Rock</text:p>
          </table:table-cell>
          <table:table-cell office:value-type="string">
            <text:p>Williams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49</text:p>
          </table:table-cell>
          <table:table-cell office:value-type="string">
            <text:p>11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Friendswood</text:p>
          </table:table-cell>
          <table:table-cell office:value-type="string">
            <text:p>Galveston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09</text:p>
          </table:table-cell>
          <table:table-cell office:value-type="string">
            <text:p>146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33</text:p>
          </table:table-cell>
          <table:table-cell office:value-type="string">
            <text:p>2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earland</text:p>
          </table:table-cell>
          <table:table-cell office:value-type="string">
            <text:p>Brazoria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243</text:p>
          </table:table-cell>
          <table:table-cell office:value-type="string">
            <text:p>14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80</text:p>
          </table:table-cell>
          <table:table-cell office:value-type="string">
            <text:p>94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29</text:p>
          </table:table-cell>
          <table:table-cell office:value-type="string">
            <text:p>15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Conroe</text:p>
          </table:table-cell>
          <table:table-cell office:value-type="string">
            <text:p>Montgomery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62</text:p>
          </table:table-cell>
          <table:table-cell office:value-type="string">
            <text:p>101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Grand Prairie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43</text:p>
          </table:table-cell>
          <table:table-cell office:value-type="string">
            <text:p>114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67</text:p>
          </table:table-cell>
          <table:table-cell office:value-type="string">
            <text:p>1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New Boston</text:p>
          </table:table-cell>
          <table:table-cell office:value-type="string">
            <text:p>Bowi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96</text:p>
          </table:table-cell>
          <table:table-cell office:value-type="string">
            <text:p>149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71</text:p>
          </table:table-cell>
          <table:table-cell office:value-type="string">
            <text:p>140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26</text:p>
          </table:table-cell>
          <table:table-cell office:value-type="string">
            <text:p>14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ustin</text:p>
          </table:table-cell>
          <table:table-cell office:value-type="string">
            <text:p>Trav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45</text:p>
          </table:table-cell>
          <table:table-cell office:value-type="string">
            <text:p>23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Dallas</text:p>
          </table:table-cell>
          <table:table-cell office:value-type="string">
            <text:p>Dalla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84</text:p>
          </table:table-cell>
          <table:table-cell office:value-type="string">
            <text:p>19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Hillister</text:p>
          </table:table-cell>
          <table:table-cell office:value-type="string">
            <text:p>Tyler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11</text:p>
          </table:table-cell>
          <table:table-cell office:value-type="string">
            <text:p>2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ranite Shoals</text:p>
          </table:table-cell>
          <table:table-cell office:value-type="string">
            <text:p>Burne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69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Waxahachie</text:p>
          </table:table-cell>
          <table:table-cell office:value-type="string">
            <text:p>Ell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759</text:p>
          </table:table-cell>
          <table:table-cell office:value-type="string">
            <text:p>137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Houston</text:p>
          </table:table-cell>
          <table:table-cell office:value-type="string">
            <text:p>Harris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43</text:p>
          </table:table-cell>
          <table:table-cell office:value-type="string">
            <text:p>21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aredo</text:p>
          </table:table-cell>
          <table:table-cell office:value-type="string">
            <text:p>Webb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565</text:p>
          </table:table-cell>
          <table:table-cell office:value-type="string">
            <text:p>96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Arlington</text:p>
          </table:table-cell>
          <table:table-cell office:value-type="string">
            <text:p>Tarrant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627</text:p>
          </table:table-cell>
          <table:table-cell office:value-type="string">
            <text:p>28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Richmond</text:p>
          </table:table-cell>
          <table:table-cell office:value-type="string">
            <text:p>Fort Bend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5828</text:p>
          </table:table-cell>
          <table:table-cell office:value-type="string">
            <text:p>45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Driftwood</text:p>
          </table:table-cell>
          <table:table-cell office:value-type="string">
            <text:p>Hay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9</meta:generator>
  </office:meta>
</office:document-meta>
</file>